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55A00000847BBB6296DC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style:font-name="Liberation Sans" fo:font-size="11pt" style:font-size-asian="11pt" style:font-size-complex="11pt"/>
    </style:style>
    <style:style style:name="P4" style:family="paragraph" style:parent-style-name="Standard" style:list-style-name="L1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5" style:family="paragraph" style:parent-style-name="Standard" style:list-style-name="L1">
      <style:paragraph-properties fo:margin-top="0.199cm" fo:margin-bottom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margin-left="1.27cm" fo:margin-right="0cm" fo:text-indent="-0.661cm" style:auto-text-indent="false">
        <style:tab-stops/>
      </style:paragraph-properties>
      <style:text-properties style:font-name="Liberation Sans" fo:font-size="11pt" style:font-size-asian="11pt" style:font-size-complex="11pt"/>
    </style:style>
    <style:style style:name="P7" style:family="paragraph" style:parent-style-name="Standard" style:list-style-name="L1">
      <style:paragraph-properties fo:margin-left="1.27cm" fo:margin-right="0cm" fo:margin-top="0.199cm" fo:margin-bottom="0cm" fo:text-indent="-0.661cm" style:auto-text-indent="false">
        <style:tab-stops/>
      </style:paragraph-properties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.011cm" fo:margin-right="-0.78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oftware Commandments V2.0</text:p>
      <text:list xml:id="list1603629533" text:style-name="L1">
        <text:list-header>
          <text:p text:style-name="P5">GENERAL</text:p>
        </text:list-header>
        <text:list-item>
          <text:p text:style-name="P3">Commit to deliver, to help, to learn, and to improve</text:p>
        </text:list-item>
      </text:list>
      <text:section text:style-name="Sect1" text:name="Section1">
        <text:list xml:id="list1626357772" text:continue-numbering="true" text:style-name="L1">
          <text:list-item>
            <text:p text:style-name="P3">Be honest, be reliable, and work hard</text:p>
          </text:list-item>
        </text:list>
      </text:section>
      <text:section text:style-name="Sect1" text:name="Section2">
        <text:list xml:id="list485931564" text:continue-numbering="true" text:style-name="L1">
          <text:list-item>
            <text:p text:style-name="P3">When you mess up, own up! </text:p>
          </text:list-item>
          <text:list-item>
            <text:p text:style-name="P3">Don't stay stuck, get help! If you're in a hole, stop digging. If in doubt, ask - and keep asking.</text:p>
          </text:list-item>
          <text:list-item>
            <text:p text:style-name="P3">Communicate! Keep people informed - avoid surprises. </text:p>
          </text:list-item>
          <text:list-item>
            <text:p text:style-name="P3">Write effectively, speak effectively - keep it short and make it matter to the recipients</text:p>
          </text:list-item>
          <text:list-item>
            <text:p text:style-name="P3">Finish your project. Know your deadlines, hit them if you can, shout if you realize you can't</text:p>
          </text:list-item>
        </text:list>
      </text:section>
      <text:section text:style-name="Sect1" text:name="Section3">
        <text:list xml:id="list2005876284" text:continue-numbering="true" text:style-name="L1">
          <text:list-item>
            <text:p text:style-name="P3">Solve problems, and help others to solve problems too – everyone learns faster that way</text:p>
          </text:list-item>
        </text:list>
      </text:section>
      <text:section text:style-name="Sect1" text:name="Section4">
        <text:list xml:id="list131603277" text:continue-numbering="true" text:style-name="L1">
          <text:list-item>
            <text:p text:style-name="P3">Clean and document as you go: don't leave a mess in the bathroom, the kitchen or your code</text:p>
          </text:list-item>
        </text:list>
      </text:section>
      <text:section text:style-name="Sect1" text:name="Section6">
        <text:list xml:id="list2060008974" text:continue-numbering="true" text:style-name="L1">
          <text:list-item>
            <text:p text:style-name="P3">Think for yourself: challenge bad decisions, escalate if necessary - stay calm and polite</text:p>
          </text:list-item>
        </text:list>
      </text:section>
      <text:section text:style-name="Sect1" text:name="Section8">
        <text:list xml:id="list1986517166" text:continue-numbering="true" text:style-name="L1">
          <text:list-item>
            <text:p text:style-name="P3">Make sure you *really* understand the objectives/target of the project</text:p>
          </text:list-item>
        </text:list>
        <text:section text:style-name="Sect1" text:name="Section12">
          <text:list xml:id="list2039652364" text:continue-numbering="true" text:style-name="L1">
            <text:list-item>
              <text:p text:style-name="P3">Keep a log book and use it every day</text:p>
            </text:list-item>
          </text:list>
        </text:section>
        <text:section text:style-name="Sect1" text:name="Section13">
          <text:list xml:id="list915341845" text:continue-numbering="true" text:style-name="L1">
            <text:list-item>
              <text:p text:style-name="P3">Always keep your own backups, and make sure you can restore</text:p>
            </text:list-item>
          </text:list>
        </text:section>
        <text:list xml:id="list758044533" text:continue-numbering="true" text:style-name="L1">
          <text:list-header>
            <text:p text:style-name="P5">CODING</text:p>
          </text:list-header>
          <text:list-item>
            <text:p text:style-name="P3">Code LESS: every line creates a work-chain</text:p>
          </text:list-item>
          <text:list-item>
            <text:p text:style-name="P3">Read the documentation, use existing code if possible. Don't re-create what already exists. </text:p>
          </text:list-item>
          <text:list-item>
            <text:p text:style-name="P3">If there isn’t a spec/definition, write a short one (with constraints, goals, non-goals) and agree it</text:p>
          </text:list-item>
          <text:list-item>
            <text:p text:style-name="P3">If it isn’t specified as a requirement, don't code it. If the agreed spec is wrong, challenge it</text:p>
          </text:list-item>
          <text:list-item>
            <text:p text:style-name="P3">Understand why code style is important, and comply</text:p>
          </text:list-item>
          <text:list-item>
            <text:p text:style-name="P3">Get someone to review your code. Learn from the reviews, don't take it personally</text:p>
          </text:list-item>
          <text:list-item>
            <text:p text:style-name="P3">Use version control - ideally GIT. Commit early, commit often, *with* descriptive comments</text:p>
          </text:list-item>
          <text:list-item>
            <text:p text:style-name="P3">Quality code WORKS! All the time</text:p>
          </text:list-item>
          <text:list-item>
            <text:p text:style-name="P3">The bug stops here! Be responsible for testing and fixing your own code </text:p>
          </text:list-item>
          <text:list-item>
            <text:p text:style-name="P3">Remove uncertainty as fast as possible. Prototype, learn and iterate.</text:p>
          </text:list-item>
          <text:list-item>
            <text:p text:style-name="P3">Set yourself doable targets every day and every week. If you're not making daily progress, shout</text:p>
            <text:p text:style-name="P5">TESTING</text:p>
          </text:list-item>
          <text:list-item>
            <text:p text:style-name="P3">Test behaviour, not structure. Don’t be gentle, break it!</text:p>
          </text:list-item>
          <text:list-item>
            <text:p text:style-name="P3">Write down what you need to test before or at the same time as you write the code </text:p>
          </text:list-item>
          <text:list-item>
            <text:p text:style-name="P3">Look for difficult, unexpected cases too</text:p>
          </text:list-item>
          <text:list-item>
            <text:p text:style-name="P3">If it can’t be tested, it shouldn’t be there</text:p>
          </text:list-item>
          <text:list-item>
            <text:p text:style-name="P3">If there's a test framework, use it. Aggressively replace/remove tests when things change</text:p>
          </text:list-item>
          <text:list-item>
            <text:p text:style-name="P3">If someone else finds a bug after you’ve said it works, kick yourself!</text:p>
            <text:p text:style-name="P5">DESIGN</text:p>
          </text:list-item>
          <text:list-item>
            <text:p text:style-name="P3">Establish constraints and write them down</text:p>
          </text:list-item>
        </text:list>
        <text:section text:style-name="Sect1" text:name="Section14">
          <text:list xml:id="list511268428" text:continue-numbering="true" text:style-name="L1">
            <text:list-item>
              <text:p text:style-name="P3">Plan to remove uncertainty fast - prototype and test against realistic scenarios ASAP</text:p>
            </text:list-item>
          </text:list>
        </text:section>
        <text:section text:style-name="Sect1" text:name="Section16">
          <text:list xml:id="list1614859662" text:continue-numbering="true" text:style-name="L1">
            <text:list-item>
              <text:p text:style-name="P3">Design for testability, and design defensively: garbage in does not mean garbage out!</text:p>
            </text:list-item>
          </text:list>
        </text:section>
        <text:section text:style-name="Sect1" text:name="Section19">
          <text:list xml:id="list1208786904" text:continue-numbering="true" text:style-name="L1">
            <text:list-item>
              <text:p text:style-name="P3">Design must be communicated clearly in writing</text:p>
            </text:list-item>
          </text:list>
        </text:section>
        <text:section text:style-name="Sect1" text:name="Section20">
          <text:list xml:id="list903213398" text:continue-numbering="true" text:style-name="L1">
            <text:list-item>
              <text:p text:style-name="P3">The first idea isn’t necessarily best: consider alternatives, discuss</text:p>
            </text:list-item>
          </text:list>
        </text:section>
        <text:section text:style-name="Sect1" text:name="Section21">
          <text:list xml:id="list146229955" text:continue-numbering="true" text:style-name="L1">
            <text:list-item>
              <text:p text:style-name="P3">Great design (and leadership) is methodology-independent </text:p>
            </text:list-item>
          </text:list>
        </text:section>
        <text:section text:style-name="Sect1" text:name="Section22">
          <text:list xml:id="list432691054" text:continue-numbering="true" text:style-name="L1">
            <text:list-item>
              <text:p text:style-name="P3">K I S S. Avoid any complex approach which will not be easily understood by later coders</text:p>
              <text:p text:style-name="P5">ESTIMATING</text:p>
            </text:list-item>
          </text:list>
        </text:section>
        <text:section text:style-name="Sect1" text:name="Section25">
          <text:list xml:id="list51319176" text:continue-numbering="true" text:style-name="L1">
            <text:list-item>
              <text:p text:style-name="P3">When estimating, discuss the requirement with others – get perspective</text:p>
            </text:list-item>
          </text:list>
        </text:section>
        <text:section text:style-name="Sect1" text:name="Section26">
          <text:list xml:id="list1887815085" text:continue-numbering="true" text:style-name="L1">
            <text:list-item>
              <text:p text:style-name="P3">If you’re unsure, say so. If you need more information, ask for it</text:p>
            </text:list-item>
          </text:list>
        </text:section>
        <text:section text:style-name="Sect1" text:name="Section29">
          <text:list xml:id="list994916753" text:continue-numbering="true" text:style-name="L1">
            <text:list-item>
              <text:p text:style-name="P3">Break the problem down into component tasks – get someone to challenge the breakdown </text:p>
            </text:list-item>
          </text:list>
        </text:section>
        <text:section text:style-name="Sect1" text:name="Section30">
          <text:list xml:id="list199637735" text:continue-numbering="true" text:style-name="L1">
            <text:list-item>
              <text:p text:style-name="P3">Compare like-for-like: try to check against previous productivity on similar work</text:p>
            </text:list-item>
          </text:list>
        </text:section>
        <text:section text:style-name="Sect1" text:name="Section31">
          <text:list xml:id="list64434137" text:continue-numbering="true" text:style-name="L1">
            <text:list-item>
              <text:p text:style-name="P3">Estimate the whole job, not just the coding.</text:p>
            </text:list-item>
          </text:list>
        </text:section>
        <text:section text:style-name="Sect1" text:name="Section32">
          <text:list xml:id="list2151516964" text:continue-numbering="true" text:style-name="L1">
            <text:list-item>
              <text:p text:style-name="P3">State what your estimate includes, and what it excludes. And state that an estimate is a GUESS</text:p>
            </text:list-item>
          </text:list>
        </text:section>
        <text:section text:style-name="Sect2" text:name="Section33">
          <text:list xml:id="list1525294630" text:continue-numbering="true" text:style-name="L1">
            <text:list-item>
              <text:p text:style-name="P6">Don’t be over-optimistic. It’s ALWAYS worse than you think.</text:p>
              <text:p text:style-name="P7">MANAGING</text:p>
            </text:list-item>
            <text:list-item>
              <text:p text:style-name="P3">Get the best people you can find/afford, and clear the way so they can be effective</text:p>
            </text:list-item>
            <text:list-item>
              <text:p text:style-name="P3">Provide strong leadership – make sure your people know what they need to do, and when</text:p>
            </text:list-item>
            <text:list-item>
              <text:p text:style-name="P3">Allow and foster open and honest communication. Listen and learn. React effectively and fairly </text:p>
            </text:list-item>
            <text:list-item>
              <text:p text:style-name="P3">Encourage debate where necessary, but if things get bogged down, be a benevolent dictator</text:p>
            </text:list-item>
            <text:list-item>
              <text:p text:style-name="P3">Set short timescales for targets and reviews – weekly is probably best. </text:p>
            </text:list-item>
            <text:list-item>
              <text:p text:style-name="P3">If you're squeezed on time and cost, reduce scope – or you'll be late/low quality/over budget </text:p>
            </text:list-item>
          </text:list>
          <text:p text:style-name="P1"/>
        </text:section>
        <text:section text:style-name="Sect1" text:name="Section35">
          <text:list xml:id="list987649834" text:continue-numbering="true" text:style-name="L1">
            <text:list-header>
              <text:p text:style-name="P3">In case things still don't work out after all of the above, keep making friends... <text:s/></text:p>
              <text:p text:style-name="P4">© Paul Sherwood, Codethink 1996-2011</text:p>
            </text:list-header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beration Sans" fo:font-size="11pt" style:font-size-asian="9.60000038146973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596cm" fo:margin-left="2cm" fo:margin-right="1.115cm" fo:background-color="transparent" style:writing-mode="lr-tb" style:footnote-max-height="0cm">
        <style:background-image xlink:href="Pictures/20000006000055A00000847BBB6296DC.svm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herwood</meta:initial-creator>
    <meta:creation-date>2011-01-25T13:34:58</meta:creation-date>
    <dc:date>2011-02-23T09:45:08</dc:date>
    <dc:creator>Paul sherwood</dc:creator>
    <meta:editing-duration>PT153H04M37S</meta:editing-duration>
    <meta:editing-cycles>13</meta:editing-cycles>
    <meta:generator>OpenOffice.org/3.2$Linux OpenOffice.org_project/320m12$Build-9483</meta:generator>
    <meta:printed-by>Paul sherwood</meta:printed-by>
    <meta:print-date>2011-02-04T11:22:40</meta:print-date>
    <meta:document-statistic meta:table-count="0" meta:image-count="0" meta:object-count="0" meta:page-count="1" meta:paragraph-count="59" meta:word-count="682" meta:character-count="3904"/>
  </office:meta>
</office:document-meta>
</file>